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2697" officeooo:paragraph-rsid="00002697"/>
    </style:style>
    <style:style style:name="P2" style:family="paragraph" style:parent-style-name="Standard">
      <style:paragraph-properties fo:text-align="center" style:justify-single-word="false"/>
      <style:text-properties officeooo:rsid="00002697" officeooo:paragraph-rsid="00002697"/>
    </style:style>
    <style:style style:name="P3" style:family="paragraph" style:parent-style-name="Standard">
      <style:text-properties officeooo:rsid="00002697" officeooo:paragraph-rsid="00040afb"/>
    </style:style>
    <style:style style:name="P4" style:family="paragraph" style:parent-style-name="Standard">
      <style:text-properties officeooo:rsid="00002697" officeooo:paragraph-rsid="0006a9cd"/>
    </style:style>
    <style:style style:name="P5" style:family="paragraph" style:parent-style-name="Standard">
      <style:text-properties officeooo:rsid="0000cd12" officeooo:paragraph-rsid="00002697"/>
    </style:style>
    <style:style style:name="P6" style:family="paragraph" style:parent-style-name="Standard">
      <style:text-properties officeooo:rsid="0000cd12" officeooo:paragraph-rsid="0000cd12"/>
    </style:style>
    <style:style style:name="P7" style:family="paragraph" style:parent-style-name="Standard">
      <style:text-properties officeooo:rsid="0000cd12" officeooo:paragraph-rsid="0006a9cd"/>
    </style:style>
    <style:style style:name="P8" style:family="paragraph" style:parent-style-name="Standard">
      <style:text-properties officeooo:rsid="0000cd12" officeooo:paragraph-rsid="000a9b9d"/>
    </style:style>
    <style:style style:name="P9" style:family="paragraph" style:parent-style-name="Standard">
      <style:text-properties officeooo:rsid="0000d340" officeooo:paragraph-rsid="0000d340"/>
    </style:style>
    <style:style style:name="P10" style:family="paragraph" style:parent-style-name="Standard">
      <style:text-properties officeooo:rsid="0000d340" officeooo:paragraph-rsid="000a9b9d"/>
    </style:style>
    <style:style style:name="P11" style:family="paragraph" style:parent-style-name="Standard">
      <style:text-properties officeooo:rsid="0000d340" officeooo:paragraph-rsid="000e0087"/>
    </style:style>
    <style:style style:name="P12" style:family="paragraph" style:parent-style-name="Standard">
      <style:text-properties officeooo:rsid="0001705f" officeooo:paragraph-rsid="0000d340"/>
    </style:style>
    <style:style style:name="P13" style:family="paragraph" style:parent-style-name="Standard">
      <style:text-properties officeooo:rsid="0001705f" officeooo:paragraph-rsid="0001705f"/>
    </style:style>
    <style:style style:name="P14" style:family="paragraph" style:parent-style-name="Standard">
      <style:text-properties officeooo:rsid="0001705f" officeooo:paragraph-rsid="0005f3bc"/>
    </style:style>
    <style:style style:name="P15" style:family="paragraph" style:parent-style-name="Standard">
      <style:text-properties officeooo:rsid="0001705f" officeooo:paragraph-rsid="00089b8e"/>
    </style:style>
    <style:style style:name="P16" style:family="paragraph" style:parent-style-name="Standard">
      <style:text-properties fo:font-style="italic" officeooo:rsid="0001705f" officeooo:paragraph-rsid="0001705f" style:font-style-asian="italic" style:font-style-complex="italic"/>
    </style:style>
    <style:style style:name="P17" style:family="paragraph" style:parent-style-name="Standard">
      <style:text-properties officeooo:rsid="00040afb" officeooo:paragraph-rsid="00040afb"/>
    </style:style>
    <style:style style:name="P18" style:family="paragraph" style:parent-style-name="Standard">
      <style:text-properties officeooo:rsid="0005f3bc" officeooo:paragraph-rsid="0005f3bc"/>
    </style:style>
    <style:style style:name="P19" style:family="paragraph" style:parent-style-name="Standard">
      <style:text-properties officeooo:rsid="00063374" officeooo:paragraph-rsid="000691cb"/>
    </style:style>
    <style:style style:name="P20" style:family="paragraph" style:parent-style-name="Standard">
      <style:text-properties officeooo:rsid="00063374" officeooo:paragraph-rsid="000a0f40"/>
    </style:style>
    <style:style style:name="P21" style:family="paragraph" style:parent-style-name="Standard">
      <style:text-properties officeooo:rsid="0006a9cd" officeooo:paragraph-rsid="0006a9cd"/>
    </style:style>
    <style:style style:name="P22" style:family="paragraph" style:parent-style-name="Standard">
      <style:text-properties officeooo:rsid="0006a9cd" officeooo:paragraph-rsid="000a0f40"/>
    </style:style>
    <style:style style:name="P23" style:family="paragraph" style:parent-style-name="Standard">
      <style:text-properties officeooo:rsid="000a0f40" officeooo:paragraph-rsid="000a0f40"/>
    </style:style>
    <style:style style:name="P24" style:family="paragraph" style:parent-style-name="Standard">
      <style:text-properties officeooo:rsid="000e0087" officeooo:paragraph-rsid="000e0087"/>
    </style:style>
    <style:style style:name="P25" style:family="paragraph" style:parent-style-name="Standard">
      <style:paragraph-properties fo:break-before="page"/>
      <style:text-properties officeooo:rsid="00002697" officeooo:paragraph-rsid="00002697"/>
    </style:style>
    <style:style style:name="T1" style:family="text">
      <style:text-properties officeooo:rsid="00002697"/>
    </style:style>
    <style:style style:name="T2" style:family="text">
      <style:text-properties officeooo:rsid="0000cd12"/>
    </style:style>
    <style:style style:name="T3" style:family="text">
      <style:text-properties officeooo:rsid="0000d340"/>
    </style:style>
    <style:style style:name="T4" style:family="text">
      <style:text-properties officeooo:rsid="00023757"/>
    </style:style>
    <style:style style:name="T5" style:family="text">
      <style:text-properties officeooo:rsid="00040afb"/>
    </style:style>
    <style:style style:name="T6" style:family="text">
      <style:text-properties officeooo:rsid="0005f3bc"/>
    </style:style>
    <style:style style:name="T7" style:family="text">
      <style:text-properties officeooo:rsid="000691cb"/>
    </style:style>
    <style:style style:name="T8" style:family="text">
      <style:text-properties officeooo:rsid="0006a9cd"/>
    </style:style>
    <style:style style:name="T9" style:family="text">
      <style:text-properties fo:color="#6666ff" officeooo:rsid="0000d340"/>
    </style:style>
    <style:style style:name="T10" style:family="text">
      <style:text-properties fo:color="#6666ff" officeooo:rsid="000a9b9d"/>
    </style:style>
    <style:style style:name="T11" style:family="text">
      <style:text-properties style:use-window-font-color="true" officeooo:rsid="0000d340"/>
    </style:style>
    <style:style style:name="T12" style:family="text">
      <style:text-properties style:use-window-font-color="true" officeooo:rsid="000a0f40"/>
    </style:style>
    <style:style style:name="T13" style:family="text">
      <style:text-properties officeooo:rsid="00089b8e"/>
    </style:style>
    <style:style style:name="T14" style:family="text">
      <style:text-properties officeooo:rsid="000a0f40"/>
    </style:style>
    <style:style style:name="T15" style:family="text">
      <style:text-properties officeooo:rsid="000a9b9d"/>
    </style:style>
    <style:style style:name="T16" style:family="text">
      <style:text-properties fo:color="#ff3333" officeooo:rsid="000a9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Sub-Permutation</text:span> Grammar</text:p>
      <text:p text:style-name="P2">by Sven Nilsen, 2018</text:p>
      <text:p text:style-name="P1"/>
      <text:p text:style-name="P16">In this paper I develop a<text:span text:style-name="T7"> sub-permutation</text:span> grammar from the notation of <text:span text:style-name="T4">generalized swap grammar. This has applications in permutative path semantics, which reasons about sub-types of permutations.</text:span></text:p>
      <text:p text:style-name="P1"/>
      <text:p text:style-name="P1">In grammar for sub-sets of permutation, it is common to write the following for sub-permutations:</text:p>
      <text:p text:style-name="P1"/>
      <text:p text:style-name="P1"><text:tab/>a(bcd)e = abcde + abdce + acbde + acdbe + adbce + adcbe</text:p>
      <text:p text:style-name="P1"/>
      <text:p text:style-name="P3">In “Generalized Swap Grammar”, I extended this notation <text:span text:style-name="T5">of 2 letters</text:span> with `[]`, `[)` and `(]`.<text:line-break/><text:span text:style-name="T5">In this paper I will build on this further to more than 2 letters, a sub-permutation grammar.</text:span></text:p>
      <text:p text:style-name="P1"/>
      <text:p text:style-name="P17">The first thing I will do, is change the interpretation of `()` for more than 2 <text:span text:style-name="T6">letters</text:span>.<text:line-break/>In this sub-permutation grammar, I will use a `!` after the rule for sub-permutations.<text:line-break/>This is consistent with the factorial notation, which counts the <text:span text:style-name="T6">members</text:span> of sub-permutations:</text:p>
      <text:p text:style-name="P12"/>
      <text:p text:style-name="P13"><text:tab/><text:span text:style-name="T1">a(bcd)!e = abcde + abdce + acbde + acdbe + adbce + adcbe</text:span></text:p>
      <text:p text:style-name="P13"/>
      <text:p text:style-name="P13"><text:tab/>|<text:span text:style-name="T1">(bcd)!</text:span>| = |<text:span text:style-name="T1">(bcd)</text:span>|! = 3! = 3 · 2 · 1 = 6</text:p>
      <text:p text:style-name="P1"/>
      <text:p text:style-name="P13">Instead, `()` with<text:span text:style-name="T4">out</text:span> the `!` is interpreted as “forward then backward”:</text:p>
      <text:p text:style-name="P13"/>
      <text:p text:style-name="P13"><text:tab/>a(bcd)e = abcde + adcbe</text:p>
      <text:p text:style-name="P13"/>
      <text:p text:style-name="P17">For `()` with 2 <text:span text:style-name="T6">letters</text:span>, the these two interpretations are the same:</text:p>
      <text:p text:style-name="P17"/>
      <text:p text:style-name="P17"><text:tab/>(ab) = (ab)! <text:span text:style-name="T6">= ab + ba</text:span></text:p>
      <text:p text:style-name="P13"/>
      <text:p text:style-name="P18">The motivation for this is, when defining `[]` and `[)` for more than 2 letters, the following holds:</text:p>
      <text:p text:style-name="P14"/>
      <text:p text:style-name="P15"><text:tab/><text:tab/> <text:s/><text:tab/><text:tab/><text:tab/> <text:s text:c="10"/><text:span text:style-name="T13">|[)!| &gt;= |(]!|</text:span></text:p>
      <text:p text:style-name="P15"><text:span text:style-name="T13"><text:tab/><text:tab/><text:tab/><text:tab/> <text:s text:c="2"/>|[)!| &gt;= |[]| = |[]!| = |()!| = |[]| &lt;= |(]!|</text:span></text:p>
      <text:p text:style-name="P14"><text:span text:style-name="T6"><text:tab/><text:tab/><text:tab/><text:tab/>|[]| &gt;= |[)|<text:tab/> <text:s text:c="7"/><text:tab/><text:tab/>|(]| &lt;= |[]|</text:span></text:p>
      <text:p text:style-name="P14"><text:tab/><text:tab/><text:tab/><text:tab/><text:span text:style-name="T6">|[)| &gt;= |()|<text:tab/> <text:s text:c="2"/>|()| = 2 <text:s text:c="2"/><text:tab/>|()| &lt;= |(]|</text:span></text:p>
      <text:p text:style-name="P14"/>
      <text:p text:style-name="P19">This set of rules is called “two in the house” and makes it easy to remember the relative number of members: At the floor, one compares the smallest <text:span text:style-name="T7">sub-grammars</text:span>. At the roof, one compares the <text:span text:style-name="T7">sub-grammars holding at least `N!`, but the pipe gets even higher than the roof</text:span>.</text:p>
      <text:p text:style-name="P19"/>
      <text:p text:style-name="P20"><text:span text:style-name="T14">The “two in the house” rule holds for sub-grammars of same number of letters. There is a “house” for every number of letters, which can be thought of a city where 2 people live in every house.</text:span></text:p>
      <text:p text:style-name="P20"><text:span text:style-name="T14">With other words, a “sub-permutation city”.</text:span></text:p>
      <text:p text:style-name="P19"/>
      <text:p text:style-name="P22">The exception of course, is rules with 1 or 0 letters, which has 1 and 0 members respectively, <text:span text:style-name="T14">regardless of how one uses `[a]`, `[a)`, `(a]`, `(a)` or `[a]!`, `[a)!`, `(a]!`, `(a)!`</text:span>.</text:p>
      <text:p text:style-name="P25">In nested grammars <text:span text:style-name="T8">of generalized swap grammar</text:span>, such as `[ab][cd]`, one can <text:span text:style-name="T8">imagine it as </text:span>going forward <text:span text:style-name="T8">through the rules </text:span>and then backward, picking up letters <text:span text:style-name="T8">that has not been picked up before</text:span>.</text:p>
      <text:p text:style-name="P1"/>
      <text:p text:style-name="P1">For <text:span text:style-name="T8">the more general </text:span>grammar <text:span text:style-name="T14">of sub-permutations</text:span>, one can think of it as swiping forward and backward until all letters are picked up, or <text:span text:style-name="T2">transforming the grammar into sub-grammars:</text:span></text:p>
      <text:p text:style-name="P1"/>
      <text:p text:style-name="P1"><text:tab/>a[bcd]e <text:span text:style-name="T14">=</text:span></text:p>
      <text:p text:style-name="P1"><text:tab/>abe[cd]<text:tab/><text:span text:style-name="T2">+</text:span><text:tab/>ace[bd]<text:tab/><text:span text:style-name="T2">+</text:span><text:tab/><text:span text:style-name="T2">ade[bc] =</text:span></text:p>
      <text:p text:style-name="P1"><text:tab/><text:span text:style-name="T2">abecd + abedc + <text:tab/>acebd + acedb +<text:tab/>adebc + adecb</text:span></text:p>
      <text:p text:style-name="P4"/>
      <text:p text:style-name="P7">Swiping forward and backward is the same as placing the unpicked sub-grammars at the end.</text:p>
      <text:p text:style-name="P7"/>
      <text:p text:style-name="P21">Notice that in this case, adding `!` after the rule produces the same result:</text:p>
      <text:p text:style-name="P21"/>
      <text:p text:style-name="P21"><text:tab/><text:span text:style-name="T1">a[bcd]!e </text:span>= a[bcd]e</text:p>
      <text:p text:style-name="P5"/>
      <text:p text:style-name="P6">The interpretation of the arrow `[)` is similar, by removing the picked letters and <text:span text:style-name="T3">appending</text:span> the rest:</text:p>
      <text:p text:style-name="P6"/>
      <text:p text:style-name="P6"><text:tab/>a[bcd)e <text:span text:style-name="T15">=</text:span></text:p>
      <text:p text:style-name="P6"><text:tab/>abcde<text:tab/><text:tab/>+<text:tab/>acde[b)<text:tab/>+<text:tab/>ade[bc) <text:span text:style-name="T15">=</text:span></text:p>
      <text:p text:style-name="P6"><text:tab/><text:span text:style-name="T3">abcde<text:tab/><text:tab/>+<text:tab/>acdeb<text:tab/><text:tab/>+<text:tab/>adebc + adecb</text:span></text:p>
      <text:p text:style-name="P6"/>
      <text:p text:style-name="P23">By adding `!` after the bracket, one permutates all the sub-grammars:</text:p>
      <text:p text:style-name="P6"/>
      <text:p text:style-name="P6"><text:tab/><text:span text:style-name="T3">a[bcd)!e = a[bcd)e + a[bdc)e + a[cbd)e + a[cdb)e + a[dbc)e + a[dcb)e</text:span></text:p>
      <text:p text:style-name="P8"><text:tab/><text:span text:style-name="T3">a[bcd)e = abcde + acde[b) + ade[bc) = </text:span><text:span text:style-name="T9">abcde</text:span><text:span text:style-name="T3"> + </text:span><text:span text:style-name="T9">acdeb</text:span><text:span text:style-name="T3"> + </text:span><text:span text:style-name="T9">adebc</text:span><text:span text:style-name="T3"> + </text:span><text:span text:style-name="T9">adecb</text:span><text:span text:style-name="T11"> </text:span><text:span text:style-name="T12">+</text:span></text:p>
      <text:p text:style-name="P8"><text:tab/><text:span text:style-name="T3">a[bdc)e = abdce + adce[b) + ace[bd) = </text:span><text:span text:style-name="T9">abdce</text:span><text:span text:style-name="T3"> + </text:span><text:span text:style-name="T9">adceb</text:span><text:span text:style-name="T3"> + </text:span><text:span text:style-name="T9">acebd</text:span><text:span text:style-name="T3"> + </text:span><text:span text:style-name="T9">acedb</text:span><text:span text:style-name="T11"> </text:span><text:span text:style-name="T12">+</text:span></text:p>
      <text:p text:style-name="P8"><text:tab/><text:span text:style-name="T3">a[cbd)e = acbde + abde[c) + ade[cb) = </text:span><text:span text:style-name="T9">acbde</text:span><text:span text:style-name="T3"> + </text:span><text:span text:style-name="T9">abdec</text:span><text:span text:style-name="T3"> + adecb + adebc +</text:span></text:p>
      <text:p text:style-name="P8"><text:tab/><text:span text:style-name="T3">a[cdb)e = acdbe + adbe[c) + abe[cd) = </text:span><text:span text:style-name="T9">acdbe</text:span><text:span text:style-name="T3"> + </text:span><text:span text:style-name="T9">adbec</text:span><text:span text:style-name="T3"> + </text:span><text:span text:style-name="T9">abecd</text:span><text:span text:style-name="T3"> + </text:span><text:span text:style-name="T9">abedc</text:span><text:span text:style-name="T11"> </text:span><text:span text:style-name="T12">+</text:span></text:p>
      <text:p text:style-name="P8"><text:span text:style-name="T3"><text:tab/>a[dbc)e = adbce + abce[d) + ace[db) = </text:span><text:span text:style-name="T9">adbce</text:span><text:span text:style-name="T3"> + </text:span><text:span text:style-name="T9">abced</text:span><text:span text:style-name="T3"> + acedb + acebd +</text:span></text:p>
      <text:p text:style-name="P8"><text:tab/><text:span text:style-name="T3">a[dcb)e = adcbe + acbe[d) + abe[dc) = </text:span><text:span text:style-name="T9">adcbe</text:span><text:span text:style-name="T3"> + </text:span><text:span text:style-name="T9">acbed</text:span><text:span text:style-name="T3"> + abedc + abecd</text:span></text:p>
      <text:p text:style-name="P6"/>
      <text:p text:style-name="P10">Notice that this gives fewer <text:span text:style-name="T8">members than permutation of 4 letters,</text:span></text:p>
      <text:p text:style-name="P10"><text:span text:style-name="T15">because some members are redundant, but more members than permutation of 3 letters.</text:span></text:p>
      <text:p text:style-name="P24">It also turns out that `<text:span text:style-name="T15">a(bcd]!e</text:span>` is a sub-set of `<text:span text:style-name="T15">a[cbd)!e</text:span>`:</text:p>
      <text:p text:style-name="P11"/>
      <text:p text:style-name="P11"><text:tab/> <text:span text:style-name="T15">a(bcd]!e ⊆ a[cbd)!e</text:span></text:p>
      <text:p text:style-name="P11"/>
      <text:p text:style-name="P9"><text:tab/><text:span text:style-name="T15">a(bcd]e =</text:span></text:p>
      <text:p text:style-name="P9"><text:tab/><text:span text:style-name="T15">abe(cd]<text:tab/>+ <text:tab/>ace(bd]<text:tab/>+<text:tab/>adcbe =</text:span></text:p>
      <text:p text:style-name="P9"><text:tab/><text:span text:style-name="T15">abecd + abedc +<text:tab/>acebd + acedb +<text:tab/>adcbe</text:span></text:p>
      <text:p text:style-name="P9"/>
      <text:p text:style-name="P9"><text:tab/><text:span text:style-name="T15">a(bcd]!e = a(bcd]e + a(bdc]e + a(cbd]e + a(cdb]e + a(dbc]e + a(dcb]e</text:span></text:p>
      <text:p text:style-name="P10"><text:tab/><text:span text:style-name="T15">a(bcd]e = abe(cd] + ace(bd] + adcbe = </text:span><text:span text:style-name="T16">abecd</text:span><text:span text:style-name="T15"> + </text:span><text:span text:style-name="T16">abedc</text:span><text:span text:style-name="T15"> + </text:span><text:span text:style-name="T16">acebd</text:span><text:span text:style-name="T15"> + </text:span><text:span text:style-name="T16">acedb</text:span><text:span text:style-name="T15"> + </text:span><text:span text:style-name="T16">adcbe</text:span></text:p>
      <text:p text:style-name="P10"><text:tab/><text:span text:style-name="T15">a(bdc]e = abe(dc] + ade(bc] + acdbe = abedc + abecd + </text:span><text:span text:style-name="T16">adebc</text:span><text:span text:style-name="T15"> + </text:span><text:span text:style-name="T16">adecb</text:span><text:span text:style-name="T15"> + </text:span><text:span text:style-name="T16">acdbe</text:span></text:p>
      <text:p text:style-name="P10"><text:tab/><text:span text:style-name="T15">a(cbd]e = ace(bd] + abe(cd] + adbce = acebd + acedb + abecd + abedc + </text:span><text:span text:style-name="T16">adbce</text:span></text:p>
      <text:p text:style-name="P10"><text:tab/><text:span text:style-name="T15">a(cdb]e = ace(db] + ade(cb] + abdce = acedb + acebd + adecb + adebc + </text:span><text:span text:style-name="T16">abdce</text:span></text:p>
      <text:p text:style-name="P10"><text:tab/><text:span text:style-name="T15">a(dbc]e = ade(bc] + abe(dc] + acbde = adebc + adecb + abedc + abecd + </text:span><text:span text:style-name="T16">acbde</text:span></text:p>
      <text:p text:style-name="P10"><text:tab/><text:span text:style-name="T15">a(dcb]e = ade(cb] + ace(db] + abcde = adecb + adebc + acedb + acebd + </text:span><text:span text:style-name="T16">abc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1:19:18.787487000</meta:creation-date>
    <dc:date>2018-11-13T14:40:17.593141000</dc:date>
    <meta:editing-duration>PT3M42S</meta:editing-duration>
    <meta:editing-cycles>1</meta:editing-cycles>
    <meta:document-statistic meta:table-count="0" meta:image-count="0" meta:object-count="0" meta:page-count="2" meta:paragraph-count="56" meta:word-count="805" meta:character-count="4305" meta:non-whitespace-character-count="3471"/>
    <meta:generator>LibreOffice/5.1.2.2$MacOSX_X86_64 LibreOffice_project/d3bf12ecb743fc0d20e0be0c58ca359301eb705f</meta:generator>
  </office:meta>
</office:document-meta>
</file>